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402in" style:contextual-spacing="false"/>
      <style:text-properties officeooo:paragraph-rsid="001ba1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ba1e9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Heading_20_1">
      <style:paragraph-properties fo:break-before="page"/>
      <style:text-properties officeooo:paragraph-rsid="001ba1e9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.0193in" loext:border="0.06pt solid #f7fa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549e"/>
    </style:style>
    <style:style style:name="T6" style:family="text">
      <style:text-properties officeooo:rsid="002314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71. Find the Longest Substring Containing Vowels in Even Counts</text:h>
      <text:p text:style-name="P5">Given the string <text:span text:style-name="Source_20_Text"><text:span text:style-name="T1">s</text:span></text:span>, return the size of the longest substring containing each vowel an even number of times. That is, 'a', 'e', 'i', 'o', and 'u' must appear an even number of times.</text:p>
      <text:p text:style-name="P5"> </text:p>
      <text:p text:style-name="P5"><text:span text:style-name="Strong_20_Emphasis"><text:span text:style-name="T2">Example 1:</text:span></text:span></text:p>
      <text:p text:style-name="P4"><text:span text:style-name="Strong_20_Emphasis"><text:span text:style-name="T2">Input:</text:span></text:span> s = "eleetminicoworoep"</text:p>
      <text:p text:style-name="P4"><text:span text:style-name="Strong_20_Emphasis"><text:span text:style-name="T2">Output:</text:span></text:span> 13</text:p>
      <text:p text:style-name="P3"><text:span text:style-name="Strong_20_Emphasis"><text:span text:style-name="T2">Explanation: </text:span></text:span>The longest substring is "leetminicowor" which contains two each of the vowels: <text:span text:style-name="Strong_20_Emphasis"><text:span text:style-name="T2">e</text:span></text:span>, <text:span text:style-name="Strong_20_Emphasis"><text:span text:style-name="T2">i</text:span></text:span> and <text:span text:style-name="Strong_20_Emphasis"><text:span text:style-name="T2">o</text:span></text:span> and zero of the vowels: <text:span text:style-name="Strong_20_Emphasis"><text:span text:style-name="T2">a</text:span></text:span> and <text:span text:style-name="Strong_20_Emphasis"><text:span text:style-name="T2">u</text:span></text:span>.</text:p>
      <text:p text:style-name="P5"><text:span text:style-name="Strong_20_Emphasis"><text:span text:style-name="T2">Example 2:</text:span></text:span></text:p>
      <text:p text:style-name="P4"><text:span text:style-name="Strong_20_Emphasis"><text:span text:style-name="T2">Input:</text:span></text:span> s = "leetcodeisgreat"</text:p>
      <text:p text:style-name="P4"><text:span text:style-name="Strong_20_Emphasis"><text:span text:style-name="T2">Output:</text:span></text:span> 5</text:p>
      <text:p text:style-name="P3"><text:span text:style-name="Strong_20_Emphasis"><text:span text:style-name="T2">Explanation:</text:span></text:span> The longest substring is "leetc" which contains two e's.</text:p>
      <text:p text:style-name="P5"><text:span text:style-name="Strong_20_Emphasis"><text:span text:style-name="T2">Example 3:</text:span></text:span></text:p>
      <text:p text:style-name="P4"><text:span text:style-name="Strong_20_Emphasis"><text:span text:style-name="T2">Input:</text:span></text:span> s = "bcbcbc"</text:p>
      <text:p text:style-name="P4"><text:span text:style-name="Strong_20_Emphasis"><text:span text:style-name="T2">Output:</text:span></text:span> 6</text:p>
      <text:p text:style-name="P3"><text:span text:style-name="Strong_20_Emphasis"><text:span text:style-name="T2">Explanation:</text:span></text:span> In this case, the given string "bcbcbc" is the longest because all vowels: <text:span text:style-name="Strong_20_Emphasis"><text:span text:style-name="T2">a</text:span></text:span>, <text:span text:style-name="Strong_20_Emphasis"><text:span text:style-name="T2">e</text:span></text:span>, <text:span text:style-name="Strong_20_Emphasis"><text:span text:style-name="T2">i</text:span></text:span>, <text:span text:style-name="Strong_20_Emphasis"><text:span text:style-name="T2">o</text:span></text:span> and <text:span text:style-name="Strong_20_Emphasis"><text:span text:style-name="T2">u</text:span></text:span> appear zero times.</text:p>
      <text:p text:style-name="P5"> </text:p>
      <text:p text:style-name="P5"><text:span text:style-name="Strong_20_Emphasis"><text:span text:style-name="T2">Constraints:</text:span></text:span></text:p>
      <text:list text:style-name="L1">
        <text:list-item>
          <text:p text:style-name="P8"><text:span text:style-name="Source_20_Text"><text:span text:style-name="T1">1 &lt;= s.length &lt;= 5 x 10</text:span></text:span><text:span text:style-name="Source_20_Text"><text:span text:style-name="T3">5</text:span></text:span></text:p>
        </text:list-item>
        <text:list-item>
          <text:p text:style-name="P9"><text:span text:style-name="Source_20_Text"><text:span text:style-name="T1">s</text:span></text:span> contains only lowercase English letters.</text:p>
        </text:list-item>
      </text:list>
      <text:p text:style-name="Text_20_body"/>
      <text:h text:style-name="P7" text:outline-level="1">1371. Find the Longest Substring Containing Vowels in Even Counts</text:h>
      <text:p text:style-name="P6">/*</text:p>
      <text:p text:style-name="P6"><text:s text:c="4"/><text:span text:style-name="T4">Brute force - TLE</text:span></text:p>
      <text:p text:style-name="P6"><text:s text:c="4"/>Time complexity: O(n^2 *(26+n+26)) = O(n^3+2*26.n^2)=O(n^3)</text:p>
      <text:p text:style-name="P6"><text:s text:c="4"/>Space complexity: O(26)=O(1)</text:p>
      <text:p text:style-name="P6">*/</text:p>
      <text:p text:style-name="P6">class Solution {</text:p>
      <text:p text:style-name="P6"><text:s text:c="4"/>public:</text:p>
      <text:p text:style-name="P6"><text:s text:c="8"/>int findTheLongestSubstring(std::string s) {</text:p>
      <text:p text:style-name="P6"><text:s text:c="12"/>int n=s.size();</text:p>
      <text:p text:style-name="P6"><text:s text:c="12"/>int ans=0;</text:p>
      <text:p text:style-name="P6"><text:s text:c="12"/>for(int left=0;left&lt;n;++left){</text:p>
      <text:p text:style-name="P6"><text:s text:c="16"/>for(int right=left;right&lt;n;++right){</text:p>
      <text:p text:style-name="P6"><text:s text:c="20"/>std::vector&lt;int&gt; freq(26,0);</text:p>
      <text:p text:style-name="P6"><text:s text:c="20"/>for(int i=left;i&lt;=right;++i){</text:p>
      <text:p text:style-name="P6"><text:s text:c="24"/>if(s[i]=='a' || s[i]=='e' || s[i]=='i' || s[i]=='o' || s[i]=='u') freq[s[i]-'a']++;</text:p>
      <text:p text:style-name="P6"><text:s text:c="20"/>}</text:p>
      <text:p text:style-name="P6"/>
      <text:p text:style-name="P6"><text:s text:c="20"/>int sum=0;</text:p>
      <text:p text:style-name="P6"><text:s text:c="20"/>for(int i=0;i&lt;26;++i){</text:p>
      <text:p text:style-name="P6"><text:s text:c="24"/>freq[i]%=2;</text:p>
      <text:p text:style-name="P6"><text:s text:c="24"/>sum+=freq[i];</text:p>
      <text:p text:style-name="P6"><text:s text:c="20"/>}</text:p>
      <text:p text:style-name="P6"/>
      <text:p text:style-name="P6"><text:s text:c="20"/>if(sum==0) ans=std::max(ans,right-left+1);</text:p>
      <text:p text:style-name="P6"><text:s text:c="16"/>}</text:p>
      <text:p text:style-name="P6"><text:s text:c="12"/>}</text:p>
      <text:p text:style-name="P6"><text:s text:c="12"/>return ans;</text:p>
      <text:p text:style-name="P6"><text:s text:c="8"/>}</text:p>
      <text:p text:style-name="P6">};</text:p>
      <text:h text:style-name="P7" text:outline-level="1">1371. Find the Longest Substring Containing Vowels in Even Counts</text:h>
      <text:p text:style-name="P2">/*</text:p>
      <text:p text:style-name="P2"><text:s text:c="4"/><text:span text:style-name="T4">Preprecessing + Brute force - TLE</text:span></text:p>
      <text:p text:style-name="P2"><text:s text:c="4"/>Time complexity: O(5n+n+n^2)=O(n^2)</text:p>
      <text:p text:style-name="P2"><text:s text:c="4"/>Space complexity: O(5n)=O(n)</text:p>
      <text:p text:style-name="P2">*/</text:p>
      <text:p text:style-name="P2">typedef std::vector&lt;int&gt; vi;</text:p>
      <text:p text:style-name="P2">typedef std::vector&lt;vi&gt; vvi;</text:p>
      <text:p text:style-name="P2">class Solution {</text:p>
      <text:p text:style-name="P2"><text:s text:c="4"/>public:</text:p>
      <text:p text:style-name="P2"><text:s text:c="8"/>int findTheLongestSubstring(std::string s) {</text:p>
      <text:p text:style-name="P2"><text:s text:c="12"/>int n=s.size();</text:p>
      <text:p text:style-name="P2"><text:s text:c="12"/></text:p>
      <text:p text:style-name="P2"><text:s text:c="12"/>vvi pre(5,vi(n+1));</text:p>
      <text:p text:style-name="P2"><text:s text:c="12"/>for(int i=1;i&lt;=n;++i){</text:p>
      <text:p text:style-name="P2"><text:s text:c="16"/>pre[0][i]=pre[0][i-1]+int(s[i-1]=='a');</text:p>
      <text:p text:style-name="P2"><text:s text:c="16"/>pre[1][i]=pre[1][i-1]+int(s[i-1]=='e');</text:p>
      <text:p text:style-name="P2"><text:s text:c="16"/>pre[2][i]=pre[2][i-1]+int(s[i-1]=='i');</text:p>
      <text:p text:style-name="P2"><text:s text:c="16"/>pre[3][i]=pre[3][i-1]+int(s[i-1]=='o');</text:p>
      <text:p text:style-name="P2"><text:s text:c="16"/>pre[4][i]=pre[4][i-1]+int(s[i-1]=='u'); <text:s text:c="6"/></text:p>
      <text:p text:style-name="P2"><text:s text:c="12"/>}</text:p>
      <text:p text:style-name="P2"/>
      <text:p text:style-name="P2"><text:s text:c="12"/>int ans=0;</text:p>
      <text:p text:style-name="P2"><text:s text:c="12"/>for(int left=0;left&lt;n;++left){</text:p>
      <text:p text:style-name="P2"><text:s text:c="16"/>for(int right=left;right&lt;n;++right){</text:p>
      <text:p text:style-name="P2"><text:s text:c="20"/>int sum_a=pre[0][right+1]-pre[0][left];</text:p>
      <text:p text:style-name="P2"><text:s text:c="20"/>int sum_e=pre[1][right+1]-pre[1][left];</text:p>
      <text:p text:style-name="P2"><text:s text:c="20"/>int sum_i=pre[2][right+1]-pre[2][left];</text:p>
      <text:p text:style-name="P2"><text:s text:c="20"/>int sum_o=pre[3][right+1]-pre[3][left];</text:p>
      <text:p text:style-name="P2"><text:s text:c="20"/>int sum_u=pre[4][right+1]-pre[4][left];</text:p>
      <text:p text:style-name="P2"/>
      <text:p text:style-name="P2"><text:s text:c="20"/>if(sum_a%2==0&amp;&amp;sum_e%2==0&amp;&amp;sum_i%2==0&amp;&amp;sum_o%2==0&amp;&amp;sum_u%2==0) ans=std::max(ans,right-left+1);</text:p>
      <text:p text:style-name="P2"><text:s text:c="16"/>}</text:p>
      <text:p text:style-name="P2"><text:s text:c="12"/>}</text:p>
      <text:p text:style-name="P2"><text:s text:c="12"/>return ans;</text:p>
      <text:p text:style-name="P2"><text:s text:c="8"/>}</text:p>
      <text:p text:style-name="P2">};</text:p>
      <text:h text:style-name="P7" text:outline-level="1">1371. Find the Longest Substring Containing Vowels in Even Counts</text:h>
      <text:p text:style-name="P1">/*</text:p>
      <text:p text:style-name="P1"><text:s/><text:span text:style-name="T4"><text:s text:c="3"/>Bitmask version 1</text:span></text:p>
      <text:p text:style-name="P1"><text:s text:c="4"/>Time complexity: O(32+n)=O(n)</text:p>
      <text:p text:style-name="P1"><text:s text:c="4"/>Space complexity: O(2^5)=O(32)=O(1)</text:p>
      <text:p text:style-name="P1">*/</text:p>
      <text:p text:style-name="P1">typedef std::vector&lt;int&gt; vi;</text:p>
      <text:p text:style-name="P1">typedef std::vector&lt;vi&gt; vvi;</text:p>
      <text:p text:style-name="P1">class Solution {</text:p>
      <text:p text:style-name="P1"><text:s text:c="4"/>public:</text:p>
      <text:p text:style-name="P1"><text:s text:c="8"/>int findTheLongestSubstring(std::string s) {</text:p>
      <text:p text:style-name="P1"><text:s text:c="12"/>int n=s.size();</text:p>
      <text:p text:style-name="P1"/>
      <text:p text:style-name="P1"><text:s text:c="12"/>vi seen(32,INT_MIN);</text:p>
      <text:p text:style-name="P1"><text:s text:c="12"/>seen[0]=-1;</text:p>
      <text:p text:style-name="P1"><text:s text:c="12"/>int mask=0;</text:p>
      <text:p text:style-name="P1"><text:s text:c="12"/>int ans=0;</text:p>
      <text:p text:style-name="P1"><text:s text:c="12"/>for(int i=0;i&lt;n;++i){</text:p>
      <text:p text:style-name="P1"><text:s text:c="16"/>if(s[i]=='a') mask^=(1&lt;&lt;4);</text:p>
      <text:p text:style-name="P1"><text:s text:c="16"/>else if(s[i]=='e') mask^=(1&lt;&lt;3);</text:p>
      <text:p text:style-name="P1"><text:s text:c="16"/>else if(s[i]=='i') mask^=(1&lt;&lt;2);</text:p>
      <text:p text:style-name="P1"><text:s text:c="16"/>else if(s[i]=='o') mask^=(1&lt;&lt;1);</text:p>
      <text:p text:style-name="P1"><text:s text:c="16"/>else if(s[i]=='u') mask^=(1&lt;&lt;0);</text:p>
      <text:p text:style-name="P1"><text:s text:c="16"/>if(seen[mask]!=INT_MIN) ans=std::max(ans,i-seen[mask]);</text:p>
      <text:p text:style-name="P1"><text:s text:c="16"/>else seen[mask]=i;</text:p>
      <text:p text:style-name="P1"><text:s text:c="12"/>}</text:p>
      <text:p text:style-name="P1"><text:s text:c="12"/>return ans;</text:p>
      <text:p text:style-name="P1"><text:s text:c="8"/>}</text:p>
      <text:p text:style-name="P1">};</text:p>
      <text:h text:style-name="P7" text:outline-level="1">1371. Find the Longest Substring Containing Vowels in Even Counts</text:h>
      <text:p text:style-name="P1">/*</text:p>
      <text:p text:style-name="P1"><text:s text:c="4"/>Bitmask version <text:span text:style-name="T5">2</text:span></text:p>
      <text:p text:style-name="P1"><text:s text:c="4"/>Time complexity: O(32+n)=O(n)</text:p>
      <text:p text:style-name="P1"><text:s text:c="4"/>Space complexity: O(2^5)=O(32)=O(1)</text:p>
      <text:p text:style-name="P1">*/</text:p>
      <text:p text:style-name="P1">typedef std::vector&lt;int&gt; vi;</text:p>
      <text:p text:style-name="P1">typedef std::vector&lt;vi&gt; vvi;</text:p>
      <text:p text:style-name="P1">class Solution {</text:p>
      <text:p text:style-name="P1"><text:s text:c="4"/>public:</text:p>
      <text:p text:style-name="P1"><text:s text:c="8"/>int findTheLongestSubstring(std::string s) {</text:p>
      <text:p text:style-name="P1"><text:s text:c="12"/>int n=s.size();</text:p>
      <text:p text:style-name="P1"/>
      <text:p text:style-name="P1"><text:s text:c="12"/>vi seen(32,INT_MIN);</text:p>
      <text:p text:style-name="P1"><text:s text:c="12"/>seen[0]=-1;</text:p>
      <text:p text:style-name="P1"><text:s text:c="12"/>int mask=0;</text:p>
      <text:p text:style-name="P1"><text:s text:c="12"/>int ans=0;</text:p>
      <text:p text:style-name="P1"><text:s text:c="12"/>for(int i=0;i&lt;n;++i){</text:p>
      <text:p text:style-name="P1"><text:s text:c="16"/>if(s[i]=='a') mask^=1<text:span text:style-name="T6">6</text:span>;</text:p>
      <text:p text:style-name="P1"><text:s text:c="16"/>else if(s[i]=='e') mask^=<text:span text:style-name="T6">8</text:span>;</text:p>
      <text:p text:style-name="P1"><text:s text:c="16"/>else if(s[i]=='i') mask^=4;</text:p>
      <text:p text:style-name="P1"><text:s text:c="16"/>else if(s[i]=='o') mask^=<text:span text:style-name="T6">2</text:span>;</text:p>
      <text:p text:style-name="P1"><text:s text:c="16"/>else if(s[i]=='u') mask^=1;</text:p>
      <text:p text:style-name="P1"><text:s text:c="16"/>if(seen[mask]!=INT_MIN) ans=std::max(ans,i-seen[mask]);</text:p>
      <text:p text:style-name="P1"><text:s text:c="16"/>else seen[mask]=i; <text:s text:c="5"/></text:p>
      <text:p text:style-name="P1"><text:s text:c="12"/>}</text:p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8:57:11.001704934</meta:creation-date>
    <dc:date>2024-09-16T21:33:40.389058276</dc:date>
    <meta:editing-duration>PT6M16S</meta:editing-duration>
    <meta:editing-cycles>8</meta:editing-cycles>
    <meta:generator>LibreOffice/24.2.5.2$Linux_X86_64 LibreOffice_project/420$Build-2</meta:generator>
    <meta:document-statistic meta:table-count="0" meta:image-count="0" meta:object-count="0" meta:page-count="5" meta:paragraph-count="139" meta:word-count="426" meta:character-count="4688" meta:non-whitespace-character-count="3196"/>
  </office:meta>
</office:document-meta>
</file>